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034in" style:rel-column-width="19249*"/>
    </style:style>
    <style:style style:name="Table4.B" style:family="table-column">
      <style:table-column-properties style:column-width="2.5826in" style:rel-column-width="24440*"/>
    </style:style>
    <style:style style:name="Table4.C" style:family="table-column">
      <style:table-column-properties style:column-width="2.3083in" style:rel-column-width="21846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034in" style:rel-column-width="19249*"/>
    </style:style>
    <style:style style:name="Table5.B" style:family="table-column">
      <style:table-column-properties style:column-width="2.5826in" style:rel-column-width="24440*"/>
    </style:style>
    <style:style style:name="Table5.C" style:family="table-column">
      <style:table-column-properties style:column-width="2.3083in" style:rel-column-width="21846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C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Text_20_body">
      <style:text-properties officeooo:rsid="001fe823" officeooo:paragraph-rsid="001fe823"/>
    </style:style>
    <style:style style:name="P8" style:family="paragraph" style:parent-style-name="Text_20_body">
      <style:text-properties officeooo:rsid="001fe823" officeooo:paragraph-rsid="00225810"/>
    </style:style>
    <style:style style:name="P9" style:family="paragraph" style:parent-style-name="Text_20_body">
      <style:text-properties officeooo:rsid="00211d8f" officeooo:paragraph-rsid="00225810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text-properties fo:font-weight="bold" officeooo:rsid="00225810" officeooo:paragraph-rsid="00225810" style:font-weight-asian="bold" style:font-weight-complex="bold"/>
    </style:style>
    <style:style style:name="P12" style:family="paragraph" style:parent-style-name="Text">
      <style:paragraph-properties fo:text-align="center" style:justify-single-word="false" fo:keep-with-next="always"/>
    </style:style>
    <style:style style:name="P13" style:family="paragraph" style:parent-style-name="Text_20_body">
      <style:text-properties officeooo:rsid="00225810" officeooo:paragraph-rsid="00225810"/>
    </style:style>
    <style:style style:name="P14" style:family="paragraph" style:parent-style-name="Table_20_Contents">
      <style:text-properties officeooo:paragraph-rsid="00225810"/>
    </style:style>
    <style:style style:name="P15" style:family="paragraph" style:parent-style-name="Table_20_Contents">
      <style:paragraph-properties fo:text-align="start" style:justify-single-word="false"/>
      <style:text-properties officeooo:paragraph-rsid="00225810"/>
    </style:style>
    <style:style style:name="P16" style:family="paragraph" style:parent-style-name="Text">
      <style:paragraph-properties fo:text-align="start" style:justify-single-word="false" fo:keep-with-next="always"/>
    </style:style>
    <style:style style:name="P17" style:family="paragraph" style:parent-style-name="Table_20_Contents">
      <style:paragraph-properties fo:text-align="start" style:justify-single-word="false"/>
      <style:text-properties fo:color="#808080" loext:opacity="100%" officeooo:paragraph-rsid="00225810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officeooo:paragraph-rsid="00225810"/>
    </style:style>
    <style:style style:name="P19" style:family="paragraph" style:parent-style-name="Table_20_Contents">
      <style:text-properties fo:font-style="italic" style:font-style-asian="italic" style:font-style-complex="italic"/>
    </style:style>
    <style:style style:name="P20" style:family="paragraph" style:parent-style-name="Table_20_Contents">
      <style:text-properties fo:font-style="italic" officeooo:rsid="00225810" officeooo:paragraph-rsid="00225810" style:font-style-asian="italic" style:font-style-complex="italic"/>
    </style:style>
    <style:style style:name="P21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22" style:family="paragraph" style:parent-style-name="Table_20_Contents">
      <style:paragraph-properties fo:text-align="start" style:justify-single-word="false"/>
      <style:text-properties fo:font-style="italic" officeooo:paragraph-rsid="00225810" style:font-style-asian="italic" style:font-style-complex="italic"/>
    </style:style>
    <style:style style:name="P23" style:family="paragraph" style:parent-style-name="Table_20_Contents">
      <style:text-properties fo:font-size="11pt" officeooo:rsid="00225810" officeooo:paragraph-rsid="00225810" style:font-size-asian="11pt" style:font-size-complex="11pt"/>
    </style:style>
    <style:style style:name="P24" style:family="paragraph" style:parent-style-name="Table_20_Contents">
      <style:text-properties fo:font-size="11pt" officeooo:paragraph-rsid="00225810" style:font-size-asian="11pt" style:font-size-complex="11pt"/>
    </style:style>
    <style:style style:name="P25" style:family="paragraph" style:parent-style-name="Text">
      <style:paragraph-properties fo:keep-with-next="always"/>
    </style:style>
    <style:style style:name="P26" style:family="paragraph" style:parent-style-name="Text_20_body">
      <style:text-properties officeooo:rsid="001be083" officeooo:paragraph-rsid="001be083"/>
    </style:style>
    <style:style style:name="P27" style:family="paragraph" style:parent-style-name="Text_20_body">
      <style:text-properties officeooo:rsid="001be083" officeooo:paragraph-rsid="00225810"/>
    </style:style>
    <style:style style:name="P28" style:family="paragraph" style:parent-style-name="Heading_20_1">
      <style:paragraph-properties fo:break-before="page"/>
      <style:text-properties officeooo:rsid="00225810" officeooo:paragraph-rsid="00225810"/>
    </style:style>
    <style:style style:name="P29" style:family="paragraph" style:parent-style-name="Heading_20_2">
      <style:paragraph-properties fo:break-before="page"/>
      <style:text-properties officeooo:rsid="00225810" officeooo:paragraph-rsid="00225810"/>
    </style:style>
    <style:style style:name="P30" style:family="paragraph" style:parent-style-name="Heading_20_2">
      <style:paragraph-properties fo:break-before="page"/>
      <style:text-properties officeooo:rsid="001fe823" officeooo:paragraph-rsid="001fe823"/>
    </style:style>
    <style:style style:name="P31" style:family="paragraph" style:parent-style-name="Table_20_Contents" style:list-style-name="L1">
      <style:text-properties fo:font-size="11pt" officeooo:rsid="00225810" officeooo:paragraph-rsid="00225810" style:font-size-asian="11pt" style:font-size-complex="11pt"/>
    </style:style>
    <style:style style:name="P32" style:family="paragraph" style:parent-style-name="Table_20_Contents" style:list-style-name="L2">
      <style:text-properties fo:font-size="11pt" officeooo:paragraph-rsid="00225810" style:font-size-asian="11pt" style:font-size-complex="11pt"/>
    </style:style>
    <style:style style:name="P33" style:family="paragraph" style:parent-style-name="Text_20_body" style:list-style-name="L3">
      <style:text-properties officeooo:paragraph-rsid="00225810"/>
    </style:style>
    <style:style style:name="T1" style:family="text">
      <style:text-properties officeooo:rsid="0003699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25810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officeooo:rsid="001fe823"/>
    </style:style>
    <style:style style:name="T6" style:family="text">
      <style:text-properties officeooo:rsid="00225810"/>
    </style:style>
    <style:style style:name="T7" style:family="text">
      <style:text-properties officeooo:rsid="0023710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10" text:separation-character="." text:name="Text"/>
        <text:sequence-decl text:display-outline-level="0" text:name="Drawing"/>
        <text:sequence-decl text:display-outline-level="0" text:name="Figure"/>
      </text:sequence-decls>
      <text:h text:style-name="P28" text:outline-level="1"><text:bookmark-start text:name="__RefHeading___Toc1240_632869935"/>Platform &amp; OS Definitions<text:bookmark-end text:name="__RefHeading___Toc1240_632869935"/></text:h>
      <text:p text:style-name="P27">This section covers the <text:span text:style-name="T6">system platform and operating system (OS) definitions</text:span><text:span text:style-name="T5"> used by AutomataCI as </text:span><text:span text:style-name="T6">the system-level identification purposes</text:span><text:span text:style-name="T5">.</text:span></text:p>
      <text:h text:style-name="Heading_20_2" text:outline-level="2">System Definition Format</text:h>
      <text:p text:style-name="P27"><text:span text:style-name="T6">The definition complies to the format tabulated in Table </text:span><text:span text:style-name="T6"><text:sequence-ref text:reference-format="category-and-value" text:ref-name="refText0">1.1.1</text:sequence-ref></text:span><text:span text:style-name="T6">. By default, AutomataCI uses the lowercase uname list (see: </text:span><text:a xlink:type="simple" xlink:href="https://en.wikipedia.org/wiki/Uname#Examples" text:style-name="Internet_20_link" text:visited-style-name="Visited_20_Internet_20_Link"><text:span text:style-name="T6">https://en.wikipedia.org/wiki/Uname#Examples</text:span></text:a><text:span text:style-name="T6">) output as its sourcing data. However, some special or exotic values are inexplicably converted to a common value (detailed in next sub-section).</text:span></text:p>
      <text:p text:style-name="P25"><text:span text:style-name="T6">Table</text:span> <text:sequence text:ref-name="refText0" text:name="Text" text:formula="ooow:Text+1" style:num-format="1">1.1.1</text:sequence>: <text:span text:style-name="T6">AutomataCI Platform Definitions</text:span> 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0">{<text:span text:style-name="T6">platform</text:span>} = {<text:span text:style-name="T6">os</text:span>}-{<text:span text:style-name="T6">arch</text:span>}</text:p>
            <text:p text:style-name="P14"/>
            <text:p text:style-name="P23">NOTES:</text:p>
            <text:list text:style-name="L1">
              <text:list-item>
                <text:p text:style-name="P31">All shall be in lowercase.</text:p>
              </text:list-item>
              <text:list-item>
                <text:p text:style-name="P31">The above can be interpreted interchangeably.</text:p>
              </text:list-item>
            </text:list>
            <text:p text:style-name="P23"/>
            <text:p text:style-name="P24">LEGENDS:</text:p>
            <text:list text:style-name="L2">
              <text:list-item>
                <text:p text:style-name="P32"><text:span text:style-name="T2">{ … }</text:span> - compulsory field.</text:p>
              </text:list-item>
              <text:list-item>
                <text:p text:style-name="P32"><text:span text:style-name="T2">[ … ]</text:span> - optional field.</text:p>
              </text:list-item>
            </text:list>
          </table:table-cell>
        </table:table-row>
      </table:table>
      <text:p text:style-name="P26"/>
      <text:p text:style-name="P13">Example:</text:p>
      <text:list text:style-name="L3">
        <text:list-item>
          <text:p text:style-name="P33"><text:span text:style-name="T3">linux-amd64</text:span><text:span text:style-name="T6"> – </text:span>Linux OS + AMD64 CPU only </text:p>
        </text:list-item>
        <text:list-item>
          <text:p text:style-name="P33"><text:span text:style-name="T2">linux-any</text:span> <text:span text:style-name="T6">–</text:span> Linus OS only</text:p>
        </text:list-item>
        <text:list-item>
          <text:p text:style-name="P33"><text:span text:style-name="T2">any-any</text:span> <text:span text:style-name="T6">– </text:span>Any OS &amp; Any CPU</text:p>
        </text:list-item>
        <text:list-item>
          <text:p text:style-name="P33"><text:span text:style-name="T2">darwin-amd64</text:span> <text:span text:style-name="T6">–</text:span> Mac OSX <text:span text:style-name="T6">with</text:span> Intel CPU</text:p>
        </text:list-item>
        <text:list-item>
          <text:p text:style-name="P33"><text:span text:style-name="T2">darwin-arm64</text:span> <text:span text:style-name="T6">–</text:span> Mac OSX <text:span text:style-name="T6">with Apple</text:span> M-Series CPU</text:p>
        </text:list-item>
        <text:list-item>
          <text:p text:style-name="P33"><text:span text:style-name="T2">windows-amd64</text:span> <text:span text:style-name="T6">–</text:span> Windows + AMD64 CPU only</text:p>
        </text:list-item>
      </text:list>
      <text:p text:style-name="P26"/>
      <text:h text:style-name="P29" text:outline-level="2"><text:bookmark-start text:name="__RefHeading___Toc26242_267076116"/>Special Cases Re-Definitions<text:bookmark-end text:name="__RefHeading___Toc26242_267076116"/></text:h>
      <text:p text:style-name="P13">It’s duly noted that some computing platforms available in the market are too exotic and unique. For those cases, AutomataCI shall re-define them back to their common settings as AutomataCI do not intend to support them directly due to market-locked in nature. They’re tabulated in Table <text:sequence-ref text:reference-format="category-and-value" text:ref-name="refText1">1.2.1</text:sequence-ref><text:s/>and Table <text:sequence-ref text:reference-format="category-and-value" text:ref-name="refText2">1.2.2</text:sequence-ref>.</text:p>
      <text:p text:style-name="P25"><text:span text:style-name="T6">Table</text:span> <text:sequence text:ref-name="refText1" text:name="Text" text:formula="ooow:Text+1" style:num-format="1">1.2.1</text:sequence>: <text:span text:style-name="T6">AutomataCI redefined CPU Architecture Values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1">ARCH</text:p>
          </table:table-cell>
          <table:table-cell table:style-name="Table4.A1" office:value-type="string">
            <text:p text:style-name="P11">Description</text:p>
          </table:table-cell>
          <table:table-cell table:style-name="Table4.C1" office:value-type="string">
            <text:p text:style-name="P11">Denoted As</text:p>
          </table:table-cell>
        </table:table-row>
        <table:table-row>
          <table:table-cell table:style-name="Table4.A2" office:value-type="string">
            <text:p text:style-name="P19">i686-64</text:p>
          </table:table-cell>
          <table:table-cell table:style-name="Table4.A2" office:value-type="string">
            <text:p text:style-name="Table_20_Contents">Intel Itanium CPU</text:p>
          </table:table-cell>
          <table:table-cell table:style-name="Table4.C2" office:value-type="string">
            <text:p text:style-name="P19">ia64</text:p>
          </table:table-cell>
        </table:table-row>
        <table:table-row>
          <table:table-cell table:style-name="Table4.A2" office:value-type="string">
            <text:p text:style-name="P19">i386, i486, i586, i686 </text:p>
          </table:table-cell>
          <table:table-cell table:style-name="Table4.A2" office:value-type="string">
            <text:p text:style-name="Table_20_Contents">Intel X86 32-bit CPU </text:p>
          </table:table-cell>
          <table:table-cell table:style-name="Table4.C2" office:value-type="string">
            <text:p text:style-name="P19">i386</text:p>
          </table:table-cell>
        </table:table-row>
        <table:table-row>
          <table:table-cell table:style-name="Table4.A2" office:value-type="string">
            <text:p text:style-name="P19">x86_64</text:p>
          </table:table-cell>
          <table:table-cell table:style-name="Table4.A2" office:value-type="string">
            <text:p text:style-name="Table_20_Contents">Intel/AMD X86 64-bit CPU </text:p>
          </table:table-cell>
          <table:table-cell table:style-name="Table4.C2" office:value-type="string">
            <text:p text:style-name="P19">amd64</text:p>
          </table:table-cell>
        </table:table-row>
        <table:table-row>
          <table:table-cell table:style-name="Table4.A2" office:value-type="string">
            <text:p text:style-name="P19">sun4u</text:p>
          </table:table-cell>
          <table:table-cell table:style-name="Table4.A2" office:value-type="string">
            <text:p text:style-name="Table_20_Contents">TI Ultrasparc </text:p>
          </table:table-cell>
          <table:table-cell table:style-name="Table4.C2" office:value-type="string">
            <text:p text:style-name="P19">sparc</text:p>
          </table:table-cell>
        </table:table-row>
        <table:table-row>
          <table:table-cell table:style-name="Table4.A2" office:value-type="string">
            <text:p text:style-name="P19">power macintosh </text:p>
          </table:table-cell>
          <table:table-cell table:style-name="Table4.A2" office:value-type="string">
            <text:p text:style-name="Table_20_Contents">IBM PowerPC</text:p>
          </table:table-cell>
          <table:table-cell table:style-name="Table4.C2" office:value-type="string">
            <text:p text:style-name="P19">powerpc</text:p>
          </table:table-cell>
        </table:table-row>
        <table:table-row>
          <table:table-cell table:style-name="Table4.A2" office:value-type="string">
            <text:p text:style-name="P19">ip* </text:p>
          </table:table-cell>
          <table:table-cell table:style-name="Table4.A2" office:value-type="string">
            <text:p text:style-name="Table_20_Contents">MIPS CPU</text:p>
          </table:table-cell>
          <table:table-cell table:style-name="Table4.C2" office:value-type="string">
            <text:p text:style-name="P19">mips</text:p>
          </table:table-cell>
        </table:table-row>
      </table:table>
      <text:p text:style-name="P16"/>
      <text:p text:style-name="Table"><text:span text:style-name="T7">Table</text:span> <text:sequence text:ref-name="refText2" text:name="Text" text:formula="ooow:Text+1" style:num-format="1">1.2.2</text:sequence>: <text:span text:style-name="T6">AutomataCI redefined OS Value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1">OS</text:p>
          </table:table-cell>
          <table:table-cell table:style-name="Table5.A1" office:value-type="string">
            <text:p text:style-name="P11">Description</text:p>
          </table:table-cell>
          <table:table-cell table:style-name="Table5.C1" office:value-type="string">
            <text:p text:style-name="P11">Denoted As</text:p>
          </table:table-cell>
        </table:table-row>
        <table:table-row>
          <table:table-cell table:style-name="Table5.A2" office:value-type="string">
            <text:p text:style-name="P19">windows*, ms-dos*</text:p>
          </table:table-cell>
          <table:table-cell table:style-name="Table5.A2" office:value-type="string">
            <text:p text:style-name="Table_20_Contents">Microsoft Windows OSes</text:p>
          </table:table-cell>
          <table:table-cell table:style-name="Table5.C2" office:value-type="string">
            <text:p text:style-name="P19">windows</text:p>
          </table:table-cell>
        </table:table-row>
        <table:table-row>
          <table:table-cell table:style-name="Table5.A2" office:value-type="string">
            <text:p text:style-name="P21">cygwin*, mingw*, mingw32*, msys*</text:p>
          </table:table-cell>
          <table:table-cell table:style-name="Table5.A2" office:value-type="string">
            <text:p text:style-name="Table_20_Contents"><text:span text:style-name="T6">GCC/Linux emulator</text:span> in Windows OSes</text:p>
          </table:table-cell>
          <table:table-cell table:style-name="Table5.C2" office:value-type="string">
            <text:p text:style-name="P20">windows</text:p>
          </table:table-cell>
        </table:table-row>
        <table:table-row>
          <table:table-cell table:style-name="Table5.A2" office:value-type="string">
            <text:p text:style-name="P21">*freebsd</text:p>
          </table:table-cell>
          <table:table-cell table:style-name="Table5.A2" office:value-type="string">
            <text:p text:style-name="Table_20_Contents">FreeBSD OSes </text:p>
          </table:table-cell>
          <table:table-cell table:style-name="Table5.C2" office:value-type="string">
            <text:p text:style-name="P20">freebsd</text:p>
          </table:table-cell>
        </table:table-row>
        <table:table-row>
          <table:table-cell table:style-name="Table5.A2" office:value-type="string">
            <text:p text:style-name="P21">dragonfly*</text:p>
          </table:table-cell>
          <table:table-cell table:style-name="Table5.A2" office:value-type="string">
            <text:p text:style-name="Table_20_Contents">Dragonfly OSes</text:p>
          </table:table-cell>
          <table:table-cell table:style-name="Table5.C2" office:value-type="string">
            <text:p text:style-name="P20">dragonfly</text:p>
          </table:table-cell>
        </table:table-row>
        <table:table-row>
          <table:table-cell table:style-name="Table5.A2" office:value-type="string">
            <text:p text:style-name="P22"><text:span text:style-name="T6">s</text:span>tandalone,</text:p>
            <text:p text:style-name="P22">unknown,</text:p>
            <text:p text:style-name="P22">none</text:p>
          </table:table-cell>
          <table:table-cell table:style-name="Table5.A2" office:value-type="string">
            <text:p text:style-name="P14">Bare-metal/microcontroller, <text:span text:style-name="T6">binary </text:span>image/fat binary,</text:p>
            <text:p text:style-name="P14">unikernel <text:span text:style-name="T6">image</text:span></text:p>
          </table:table-cell>
          <table:table-cell table:style-name="Table5.C2" office:value-type="string">
            <text:p text:style-name="P20">none</text:p>
          </table:table-cell>
        </table:table-row>
      </table:table>
      <text:p text:style-name="P8"/>
      <text:h text:style-name="P30" text:outline-level="2">Windows CPU Architectures’ Value Interpreters</text:h>
      <text:p text:style-name="P7">Due to Microsoft using its own values for CPU architectures (see: <text:a xlink:type="simple" xlink:href="https://learn.microsoft.com/en-us/dotnet/api/microsoft.powershell.commands.cpuarchitecture?view=powershellsdk-1.1.0" text:style-name="Internet_20_link" text:visited-style-name="Visited_20_Internet_20_Link">https://learn.microsoft.com/en-us/dotnet/api/microsoft.powershell.commands.cpuarchitecture?view=powershellsdk-1.1.0</text:a>), AutomataCI made 2 intepreter functions in the Microsoft publisher library suite <text:span text:style-name="T6">and only use it near the output generative function. Internally, AutomataCI does not use them even in its Windows PowerShell scripts. Table </text:span><text:span text:style-name="T6"><text:sequence-ref text:reference-format="category-and-value" text:ref-name="refText3">1.3.1</text:sequence-ref></text:span><text:span text:style-name="T6"><text:s/>demonstrates the</text:span> code snippets for how to use them interchangeably.</text:p>
      <text:p text:style-name="P12"><text:span text:style-name="T5">Table</text:span> <text:sequence text:ref-name="refText3" text:name="Text" text:formula="ooow:Text+1" style:num-format="1">1.3.1</text:sequence>: <text:span text:style-name="T5">the AutomataCI filesystem naming convention format.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7"># POSIX Shell</text:p>
            <text:p text:style-name="P15">. “${<text:span text:style-name="T6">LIBS_AUTOMATACI</text:span>}/services/publishers/microsoft.sh”</text:p>
            <text:p text:style-name="P15"/>
            <text:p text:style-name="P17">__arch=”amd64”</text:p>
            <text:p text:style-name="P15"/>
            <text:p text:style-name="P15">__arch=”$(MICROSOFT_Arch_Interpret “$__arch”)”</text:p>
            <text:p text:style-name="P17">1&gt;&amp;2 printf -- “%s” “$__arch” <text:span text:style-name="T4"># which is “x64</text:span>”</text:p>
            <text:p text:style-name="P15"/>
            <text:p text:style-name="P15">__arch=”$(MICROSOFT_Arch_Get “$__arch”)”</text:p>
            <text:p text:style-name="P17">1&gt;&amp;2 printf -- “%s” “$__arch” <text:span text:style-name="T4"># which is “amd64”</text:span></text:p>
          </table:table-cell>
        </table:table-row>
        <table:table-row>
          <table:table-cell table:style-name="Table2.A2" office:value-type="string">
            <text:p text:style-name="P17"># PowerShell</text:p>
            <text:p text:style-name="P18">. “${env:<text:span text:style-name="T6">LIBS_AUTOMATACI</text:span>}/services/publishers/ microsoft.<text:span text:style-name="T6">ps1</text:span>”</text:p>
            <text:p text:style-name="P17"/>
            <text:p text:style-name="P17">$__arch = “amd64”</text:p>
            <text:p text:style-name="P17"/>
            <text:p text:style-name="P18">$__arch = MICROSOFT-Arch-Interpret “$__arch”</text:p>
            <text:p text:style-name="P17">Write-Host “Got: ${__arch}” <text:span text:style-name="T4"># which is “x64”</text:span></text:p>
            <text:p text:style-name="P17"/>
            <text:p text:style-name="P18">$__arch = MICROSOFT-Arch-Get “$__arch”</text:p>
            <text:p text:style-name="P17">Write-Host “Got: ${__arch}” <text:span text:style-name="T4"># which is “amd64”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>
      <style:text-properties style:font-name="Noto Sans" fo:font-family="'Noto Sans'" style:font-family-generic="swiss" fo:font-size="10pt" style:font-name-asian="Noto Sans CJK SC Light" style:font-family-asian="'Noto Sans CJK SC Light'" style:font-family-generic-asian="swiss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  <style:text-properties fo:font-size="11pt" style:font-size-asian="11pt"/>
    </style:style>
    <style:style style:name="Text" style:family="paragraph" style:parent-style-name="Caption" style:class="extra">
      <style:paragraph-properties fo:text-align="center" style:justify-single-word="false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3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2</text:page-number><text:s/><text:span text:style-name="MT1">of </text:span><text:page-count>3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3</text:page-number><text:s/><text:span text:style-name="MT1">of </text:span>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T17H28S</meta:editing-duration>
    <meta:editing-cycles>23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5T16:07:28.014392459</dc:date>
    <dc:creator>Kean Ho Chew</dc:creator>
    <meta:document-statistic meta:table-count="4" meta:image-count="0" meta:object-count="0" meta:page-count="3" meta:paragraph-count="87" meta:word-count="447" meta:character-count="3187" meta:non-whitespace-character-count="2826"/>
    <meta:template xlink:type="simple" xlink:actuate="onRequest" xlink:title="Official Book" xlink:href="../../templates/Book.ott" meta:date="2023-11-17T20:33:17.245827505"/>
  </office:meta>
</office:document-meta>
</file>